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696969" fo:letter-spacing="normal"/>
    </style:style>
    <style:style style:name="P5" style:family="paragraph" style:parent-style-name="Preformatted_20_Text">
      <style:paragraph-properties fo:orphans="2" fo:widows="2"/>
    </style:style>
    <style:style style:name="P6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color="#800000" fo:font-weight="bold"/>
    </style:style>
    <style:style style:name="T2" style:family="text">
      <style:text-properties fo:color="#800000" fo:font-style="normal" fo:font-weight="bold"/>
    </style:style>
    <style:style style:name="T3" style:family="text">
      <style:text-properties fo:color="#e34adc"/>
    </style:style>
    <style:style style:name="T4" style:family="text">
      <style:text-properties fo:color="#e34adc" fo:font-style="normal" fo:font-weight="normal"/>
    </style:style>
    <style:style style:name="T5" style:family="text">
      <style:text-properties fo:color="#808030"/>
    </style:style>
    <style:style style:name="T6" style:family="text">
      <style:text-properties fo:color="#808030" fo:font-style="normal" fo:font-weight="normal"/>
    </style:style>
    <style:style style:name="T7" style:family="text">
      <style:text-properties fo:font-weight="normal"/>
    </style:style>
    <style:style style:name="T8" style:family="text">
      <style:text-properties fo:font-style="normal"/>
    </style:style>
    <style:style style:name="T9" style:family="text">
      <style:text-properties fo:font-style="normal" fo:font-weight="normal"/>
    </style:style>
    <style:style style:name="T10" style:family="text">
      <style:text-properties fo:color="#696969" fo:font-style="normal" fo:font-weight="normal"/>
    </style:style>
    <style:style style:name="T11" style:family="text">
      <style:text-properties fo:color="#0000e6"/>
    </style:style>
    <style:style style:name="T12" style:family="text">
      <style:text-properties fo:color="#0000e6" fo:font-style="normal" fo:font-weight="normal"/>
    </style:style>
    <style:style style:name="T13" style:family="text">
      <style:text-properties fo:color="#008c00"/>
    </style:style>
    <style:style style:name="T14" style:family="text">
      <style:text-properties fo:color="#008c00" fo:font-style="normal" fo:font-weight="normal"/>
    </style:style>
    <style:style style:name="T15" style:family="text">
      <style:text-properties fo:color="#008000"/>
    </style:style>
    <style:style style:name="T16" style:family="text">
      <style:text-properties fo:color="#008000" fo:font-style="normal" fo:font-weight="normal"/>
    </style:style>
    <style:style style:name="T17" style:family="text">
      <style:text-properties fo:font-variant="normal" fo:text-transform="none"/>
    </style:style>
    <style:style style:name="T18" style:family="text">
      <style:text-properties fo:color="#000000"/>
    </style:style>
    <style:style style:name="T19" style:family="text">
      <style:text-properties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cember 11, 2012</text:h>
      <text:p text:style-name="Text_20_body">My goal is to make a histogramof sequence identities with a template structure.</text:p>
      <text:p text:style-name="Text_20_body">I downloaded the complete sequence alignment of the OMPLA cluster, OMP.12.6.1 from the HHOMP website.</text:p>
      <text:p text:style-name="Text_20_body">Using Python, I made a csv file containing a histogram of the sequence identities of the sequences in the cluster with the sequence of the PDB structure of OMPLA, which is part of the cluster. I also made a csv file containing, for each sequence, its identifier and its sequence alignment wihth the sequence of the PDB structure. What follows is the Python code used to do that.</text:p>
      <text:p text:style-name="Text_20_body">This is code containing the “identities_with_template” function that I used, along with helper functions:</text:p>
      <text:p text:style-name="P1"><text:span text:style-name="T1">from</text:span> <text:span text:style-name="T3">__future__</text:span> <text:span text:style-name="T1">import</text:span> division</text:p>
      <text:p text:style-name="P2"><text:span text:style-name="T1">import</text:span> re</text:p>
      <text:p text:style-name="P5"/>
      <text:p text:style-name="P2"><text:span text:style-name="T1">def</text:span> identity<text:span text:style-name="T5">(</text:span>seq1<text:span text:style-name="T5">,</text:span> seq2<text:span text:style-name="T5">):</text:span></text:p>
      <text:p text:style-name="P3"><text:s text:c="4"/><text:span text:style-name="T10">'''Return fraction of letters identical between two sequences'''</text:span></text:p>
      <text:p text:style-name="P3"><text:s text:c="4"/><text:span text:style-name="T10"># Check that the sequences are the same length - this will always</text:span></text:p>
      <text:p text:style-name="P3"><text:s text:c="4"/><text:span text:style-name="T10"># be the case for aligned sequences</text:span></text:p>
      <text:p text:style-name="P3"><text:s text:c="4"/><text:span text:style-name="T2">if</text:span><text:span text:style-name="T9"> </text:span><text:span text:style-name="T4">len</text:span><text:span text:style-name="T6">(</text:span><text:span text:style-name="T9">seq1</text:span><text:span text:style-name="T6">)</text:span><text:span text:style-name="T9"> </text:span><text:span text:style-name="T6">!=</text:span><text:span text:style-name="T9"> </text:span><text:span text:style-name="T4">len</text:span><text:span text:style-name="T6">(</text:span><text:span text:style-name="T9">seq2</text:span><text:span text:style-name="T6">):</text:span></text:p>
      <text:p text:style-name="P3"><text:s text:c="8"/><text:span text:style-name="T2">raise</text:span><text:span text:style-name="T9"> </text:span><text:span text:style-name="T4">ValueError</text:span><text:span text:style-name="T6">(</text:span><text:span text:style-name="T12">'Sequences must be the same length'</text:span><text:span text:style-name="T6">)</text:span></text:p>
      <text:p text:style-name="P5"/>
      <text:p text:style-name="P3"><text:s text:c="4"/><text:span text:style-name="T10"># Count number of positions that are the same, and number of positions</text:span></text:p>
      <text:p text:style-name="P3"><text:s text:c="4"/><text:span text:style-name="T10"># that are different. Skip positions in which both are gaps.</text:span></text:p>
      <text:p text:style-name="P3"><text:s text:c="4"/><text:span text:style-name="T9">same </text:span><text:span text:style-name="T6">=</text:span><text:span text:style-name="T9"> </text:span><text:span text:style-name="T14">0</text:span></text:p>
      <text:p text:style-name="P3"><text:s text:c="4"/><text:span text:style-name="T9">different </text:span><text:span text:style-name="T6">=</text:span><text:span text:style-name="T9"> </text:span><text:span text:style-name="T14">0</text:span></text:p>
      <text:p text:style-name="P3"><text:s text:c="4"/><text:span text:style-name="T2">for</text:span><text:span text:style-name="T9"> top</text:span><text:span text:style-name="T6">,</text:span><text:span text:style-name="T9"> bottom </text:span><text:span text:style-name="T2">in</text:span><text:span text:style-name="T9"> zip</text:span><text:span text:style-name="T6">(</text:span><text:span text:style-name="T9">seq1</text:span><text:span text:style-name="T6">,</text:span><text:span text:style-name="T9"> seq2</text:span><text:span text:style-name="T6">):</text:span></text:p>
      <text:p text:style-name="P3"><text:s text:c="8"/><text:span text:style-name="T10"># Skip a pair of gaps</text:span></text:p>
      <text:p text:style-name="P3"><text:s text:c="8"/><text:span text:style-name="T2">if</text:span><text:span text:style-name="T9"> top </text:span><text:span text:style-name="T6">==</text:span><text:span text:style-name="T9"> </text:span><text:span text:style-name="T12">'-'</text:span><text:span text:style-name="T9"> </text:span><text:span text:style-name="T2">and</text:span><text:span text:style-name="T9"> bottom </text:span><text:span text:style-name="T6">==</text:span><text:span text:style-name="T9"> </text:span><text:span text:style-name="T12">'-'</text:span><text:span text:style-name="T6">:</text:span></text:p>
      <text:p text:style-name="P3"><text:s text:c="12"/><text:span text:style-name="T2">continue</text:span></text:p>
      <text:p text:style-name="P3"><text:s text:c="8"/><text:span text:style-name="T2">else</text:span><text:span text:style-name="T6">:</text:span></text:p>
      <text:p text:style-name="P3"><text:s text:c="12"/><text:span text:style-name="T2">if</text:span><text:span text:style-name="T9"> top </text:span><text:span text:style-name="T6">==</text:span><text:span text:style-name="T9"> bottom</text:span><text:span text:style-name="T6">:</text:span></text:p>
      <text:p text:style-name="P3"><text:s text:c="16"/><text:span text:style-name="T9">same </text:span><text:span text:style-name="T6">+=</text:span><text:span text:style-name="T9"> </text:span><text:span text:style-name="T14">1</text:span></text:p>
      <text:p text:style-name="P3"><text:s text:c="12"/><text:span text:style-name="T2">elif</text:span><text:span text:style-name="T9"> top </text:span><text:span text:style-name="T6">!=</text:span><text:span text:style-name="T9"> bottom</text:span><text:span text:style-name="T6">:</text:span></text:p>
      <text:p text:style-name="P3"><text:s text:c="16"/><text:span text:style-name="T9">different </text:span><text:span text:style-name="T6">+=</text:span><text:span text:style-name="T9"> </text:span><text:span text:style-name="T14">1</text:span></text:p>
      <text:p text:style-name="P3"><text:s text:c="4"/></text:p>
      <text:p text:style-name="P3"><text:s text:c="4"/><text:span text:style-name="T10"># Return fraction identical - number between zero and 1</text:span></text:p>
      <text:p text:style-name="P3"><text:s text:c="4"/><text:span text:style-name="T2">return</text:span><text:span text:style-name="T9"> same </text:span><text:span text:style-name="T6">/</text:span><text:span text:style-name="T9"> </text:span><text:span text:style-name="T6">(</text:span><text:span text:style-name="T9">same </text:span><text:span text:style-name="T6">+</text:span><text:span text:style-name="T9"> different</text:span><text:span text:style-name="T6">)</text:span></text:p>
      <text:p text:style-name="P5"/>
      <text:p text:style-name="P2"><text:span text:style-name="T1">class</text:span> AmbiguousMarker<text:span text:style-name="T5">(</text:span><text:span text:style-name="T3">Exception</text:span><text:span text:style-name="T5">):</text:span></text:p>
      <text:p text:style-name="P3"><text:s text:c="4"/><text:span text:style-name="T10">'''Raised by find_in_alignment when a marker is found in the names</text:span></text:p>
      <text:p text:style-name="P4">    <text:span text:style-name="T9">or identifiers of two or more sequences of an alignment'''</text:span></text:p>
      <text:p text:style-name="P3"><text:s text:c="4"/><text:span text:style-name="T2">pass</text:span></text:p>
      <text:p text:style-name="P5"/>
      <text:p text:style-name="P2"><text:span text:style-name="T1">class</text:span> MeaninglessMarker<text:span text:style-name="T5">(</text:span><text:span text:style-name="T3">Exception</text:span><text:span text:style-name="T5">):</text:span></text:p>
      <text:p text:style-name="P3"><text:s text:c="4"/><text:span text:style-name="T10">'''Raised by find_in_alignment when a marker is not found in the names</text:span></text:p>
      <text:p text:style-name="P4">    <text:span text:style-name="T9">or identifiers of any sequence in an alignment'''</text:span></text:p>
      <text:p text:style-name="P3"><text:s text:c="4"/><text:span text:style-name="T2">pass</text:span></text:p>
      <text:p text:style-name="P5"/>
      <text:p text:style-name="P2"><text:span text:style-name="T1">def</text:span> find_in_alignment<text:span text:style-name="T5">(</text:span>alignment<text:span text:style-name="T5">,</text:span> marker<text:span text:style-name="T5">):</text:span></text:p>
      <text:p text:style-name="P3"><text:s text:c="4"/><text:span text:style-name="T10">'''Given an alignment and a "marker" - a substring of the identifier</text:span></text:p>
      <text:p text:style-name="P4">    <text:span text:style-name="T9">of a sequence - return the unique sequence in the alignment that</text:span></text:p>
      <text:p text:style-name="P4">    <text:span text:style-name="T9">has the marker. Raises exceptions if 0 or &gt;1 sequences have the</text:span></text:p>
      <text:p text:style-name="P4">    <text:span text:style-name="T9">marker.'''</text:span></text:p>
      <text:p text:style-name="P3"><text:s text:c="4"/><text:span text:style-name="T9">marked_seq </text:span><text:span text:style-name="T6">=</text:span><text:span text:style-name="T9"> </text:span><text:span text:style-name="T4">None</text:span></text:p>
      <text:p text:style-name="P3"><text:soft-page-break/><text:s text:c="4"/><text:span text:style-name="T2">for</text:span><text:span text:style-name="T9"> seq </text:span><text:span text:style-name="T2">in</text:span><text:span text:style-name="T9"> alignment</text:span><text:span text:style-name="T6">:</text:span></text:p>
      <text:p text:style-name="P3"><text:s text:c="8"/><text:span text:style-name="T10"># I don't really know the difference between names and id's, so</text:span></text:p>
      <text:p text:style-name="P3"><text:s text:c="8"/><text:span text:style-name="T10"># check both:</text:span></text:p>
      <text:p text:style-name="P3"><text:s text:c="8"/><text:span text:style-name="T2">if</text:span><text:span text:style-name="T9"> marker </text:span><text:span text:style-name="T2">in</text:span><text:span text:style-name="T9"> seq</text:span><text:span text:style-name="T6">.</text:span><text:span text:style-name="T9">name </text:span><text:span text:style-name="T2">or</text:span><text:span text:style-name="T9"> marker </text:span><text:span text:style-name="T2">in</text:span><text:span text:style-name="T9"> seq</text:span><text:span text:style-name="T6">.</text:span><text:span text:style-name="T4">id</text:span><text:span text:style-name="T6">:</text:span></text:p>
      <text:p text:style-name="P3"><text:s text:c="12"/><text:span text:style-name="T10"># There should only be one</text:span></text:p>
      <text:p text:style-name="P3"><text:s text:c="12"/><text:span text:style-name="T2">if</text:span><text:span text:style-name="T9"> marked_seq </text:span><text:span text:style-name="T2">is</text:span><text:span text:style-name="T9"> </text:span><text:span text:style-name="T2">not</text:span><text:span text:style-name="T9"> </text:span><text:span text:style-name="T4">None</text:span><text:span text:style-name="T6">:</text:span></text:p>
      <text:p text:style-name="P3"><text:s text:c="16"/><text:span text:style-name="T2">raise</text:span><text:span text:style-name="T9"> AmbiguousMarker</text:span><text:span text:style-name="T6">(</text:span><text:span text:style-name="T12">'More than one sequence has "'</text:span><text:span text:style-name="T9">\</text:span></text:p>
      <text:p text:style-name="P3"><text:s text:c="40"/><text:span text:style-name="T6">+</text:span><text:span text:style-name="T9"> marker </text:span><text:span text:style-name="T6">+</text:span><text:span text:style-name="T9"> </text:span><text:span text:style-name="T12">'" in its '</text:span><text:span text:style-name="T9">\</text:span></text:p>
      <text:p text:style-name="P3"><text:s text:c="40"/><text:span text:style-name="T6">+</text:span><text:span text:style-name="T9"> </text:span><text:span text:style-name="T12">'name or id'</text:span><text:span text:style-name="T6">)</text:span></text:p>
      <text:p text:style-name="P3"><text:s text:c="12"/><text:span text:style-name="T2">else</text:span><text:span text:style-name="T6">:</text:span></text:p>
      <text:p text:style-name="P3"><text:s text:c="16"/><text:span text:style-name="T9">marked_seq </text:span><text:span text:style-name="T6">=</text:span><text:span text:style-name="T9"> seq</text:span></text:p>
      <text:p text:style-name="P3"><text:s text:c="4"/><text:span text:style-name="T10"># There should be more than zero</text:span></text:p>
      <text:p text:style-name="P3"><text:s text:c="4"/><text:span text:style-name="T2">if</text:span><text:span text:style-name="T9"> marked_seq </text:span><text:span text:style-name="T2">is</text:span><text:span text:style-name="T9"> </text:span><text:span text:style-name="T4">None</text:span><text:span text:style-name="T6">:</text:span></text:p>
      <text:p text:style-name="P3"><text:s text:c="8"/><text:span text:style-name="T2">raise</text:span><text:span text:style-name="T9"> MeaninglessMarker</text:span><text:span text:style-name="T6">(</text:span><text:span text:style-name="T12">'No sequence has {0} in its name or id'</text:span><text:span text:style-name="T9">\</text:span></text:p>
      <text:p text:style-name="P3"><text:s text:c="25"/><text:span text:style-name="T6">.</text:span><text:span text:style-name="T9">format</text:span><text:span text:style-name="T6">(</text:span><text:span text:style-name="T9">marker</text:span><text:span text:style-name="T6">))</text:span></text:p>
      <text:p text:style-name="P3"><text:s text:c="4"/></text:p>
      <text:p text:style-name="P3"><text:s text:c="4"/><text:span text:style-name="T2">return</text:span><text:span text:style-name="T9"> marked_seq</text:span></text:p>
      <text:p text:style-name="P3"><text:s text:c="4"/></text:p>
      <text:p text:style-name="P2"><text:span text:style-name="T1">def</text:span> identities_with_template<text:span text:style-name="T5">(</text:span>alignment<text:span text:style-name="T5">,</text:span> template_identifier<text:span text:style-name="T5">):</text:span></text:p>
      <text:p text:style-name="P3"><text:s text:c="4"/><text:span text:style-name="T10">'''Return a list of each sequence identifier, along with its sequence</text:span></text:p>
      <text:p text:style-name="P4">    <text:span text:style-name="T9">identity with the sequence of a template structure. <text:s/>The template</text:span></text:p>
      <text:p text:style-name="P4">    <text:span text:style-name="T9">structure's sequence must be in the alignment, and must be the only</text:span></text:p>
      <text:p text:style-name="P4">    <text:span text:style-name="T9">sequence with the string given as the second argument contained within</text:span></text:p>
      <text:p text:style-name="P4">    <text:span text:style-name="T9">its name or id.</text:span></text:p>
      <text:p text:style-name="P4">    <text:span text:style-name="T9">Returned list is sorted from lowest sequence identity to highest.</text:span></text:p>
      <text:p text:style-name="P4">    <text:span text:style-name="T9">Raises a AmbiguousMarker exception if more than one sequence is</text:span></text:p>
      <text:p text:style-name="P4">    <text:span text:style-name="T9">identified as a template, and a MeaninglessMarker exception of no</text:span></text:p>
      <text:p text:style-name="P4">    <text:span text:style-name="T9">sequences are.'''</text:span></text:p>
      <text:p text:style-name="P3"><text:s text:c="4"/><text:span text:style-name="T10"># Find the template sequence</text:span></text:p>
      <text:p text:style-name="P3"><text:s text:c="4"/><text:span text:style-name="T9">template_seq </text:span><text:span text:style-name="T6">=</text:span><text:span text:style-name="T9"> find_in_alignment</text:span><text:span text:style-name="T6">(</text:span><text:span text:style-name="T9">alignment</text:span><text:span text:style-name="T6">,</text:span><text:span text:style-name="T9"> template_identifier</text:span><text:span text:style-name="T6">)</text:span></text:p>
      <text:p text:style-name="P5"/>
      <text:p text:style-name="P3"><text:s text:c="4"/><text:span text:style-name="T10"># Make a list of sequence identities with the template</text:span></text:p>
      <text:p text:style-name="P3"><text:s text:c="4"/><text:span text:style-name="T9">identities </text:span><text:span text:style-name="T6">=</text:span><text:span text:style-name="T9"> </text:span><text:span text:style-name="T4">list</text:span><text:span text:style-name="T6">()</text:span></text:p>
      <text:p text:style-name="P3"><text:s text:c="4"/><text:span text:style-name="T2">for</text:span><text:span text:style-name="T9"> seq </text:span><text:span text:style-name="T2">in</text:span><text:span text:style-name="T9"> alignment</text:span><text:span text:style-name="T6">:</text:span></text:p>
      <text:p text:style-name="P3"><text:s text:c="8"/><text:span text:style-name="T9">identities</text:span><text:span text:style-name="T6">.</text:span><text:span text:style-name="T9">append</text:span><text:span text:style-name="T6">((</text:span><text:span text:style-name="T9">seq</text:span><text:span text:style-name="T6">.</text:span><text:span text:style-name="T4">id</text:span><text:span text:style-name="T6">,</text:span><text:span text:style-name="T9"> identity</text:span><text:span text:style-name="T6">(</text:span><text:span text:style-name="T9">template_seq</text:span><text:span text:style-name="T6">,</text:span><text:span text:style-name="T9"> seq</text:span><text:span text:style-name="T6">)))</text:span></text:p>
      <text:p text:style-name="P5"/>
      <text:p text:style-name="P6"><text:s text:c="4"/><text:span text:style-name="T2">return</text:span><text:span text:style-name="T9"> sorted</text:span><text:span text:style-name="T6">(</text:span><text:span text:style-name="T9">identities</text:span><text:span text:style-name="T6">,</text:span><text:span text:style-name="T9"> key</text:span><text:span text:style-name="T6">=</text:span><text:span text:style-name="T4">lambda</text:span><text:span text:style-name="T9"> x</text:span><text:span text:style-name="T6">:</text:span><text:span text:style-name="T9"> x</text:span><text:span text:style-name="T6">[</text:span><text:span text:style-name="T14">1</text:span><text:span text:style-name="T6">])</text:span></text:p>
      <text:p text:style-name="Text_20_body">This is an abridged log from an IPython session in which I prduced the actual csv files, with commentary:</text:p>
      <text:p text:style-name="Text_20_body">Running the Python code, “distance.py”, that contains the identities_with_template function:</text:p>
      <text:p text:style-name="P1">get_ipython<text:span text:style-name="T5">().</text:span>magic<text:span text:style-name="T5">(</text:span><text:span text:style-name="T11">u'edit distance.py'</text:span><text:span text:style-name="T5">)</text:span></text:p>
      <text:p text:style-name="Standard"/>
      <text:p text:style-name="Standard">Opening the alignment, and cutting out the first five sequences, which are just the consensus sequence and topology and secondary structure predictions:</text:p>
      <text:p text:style-name="P2"><text:span text:style-name="T1">from</text:span> Bio <text:span text:style-name="T1">import</text:span> AlignIO</text:p>
      <text:p text:style-name="P2">ompla_cluster <text:span text:style-name="T5">=</text:span> AlignIO<text:span text:style-name="T5">.</text:span>read<text:span text:style-name="T5">(</text:span><text:span text:style-name="T11">'OMP.12.6.1.clu'</text:span><text:span text:style-name="T5">,</text:span> <text:span text:style-name="T11">'clustal'</text:span><text:span text:style-name="T5">)</text:span></text:p>
      <text:p text:style-name="P2"><text:span text:style-name="T1">from</text:span> <text:span text:style-name="T3">__future__</text:span> <text:span text:style-name="T1">import</text:span> division</text:p>
      <text:p text:style-name="P2">ompla_cluster_seqs_only <text:span text:style-name="T5">=</text:span> ompla_cluster<text:span text:style-name="T5">[</text:span><text:span text:style-name="T13">5</text:span><text:span text:style-name="T5">:]</text:span></text:p>
      <text:p text:style-name="P2"><text:span text:style-name="T5"/></text:p>
      <text:p text:style-name="Standard">Calculating the sequence identities:</text:p>
      <text:p text:style-name="P2">ids <text:span text:style-name="T5">=</text:span> identities_with_template<text:span text:style-name="T5">(</text:span>ompla_cluster_seqs_only<text:span text:style-name="T5">,</text:span> <text:span text:style-name="T11">'pdb'</text:span><text:span text:style-name="T5">)</text:span></text:p>
      <text:p text:style-name="P2"><text:span text:style-name="T5"/></text:p>
      <text:p text:style-name="Standard">Writing the sequence identities to a file:</text:p>
      <text:p text:style-name="P2"><text:span text:style-name="T1">import</text:span> csv</text:p>
      <text:p text:style-name="P2"><text:soft-page-break/>spectrum_file <text:span text:style-name="T5">=</text:span> <text:span text:style-name="T3">open</text:span><text:span text:style-name="T5">(</text:span><text:span text:style-name="T11">'spectrum.csv'</text:span><text:span text:style-name="T5">,</text:span> <text:span text:style-name="T11">'wb'</text:span><text:span text:style-name="T5">)</text:span></text:p>
      <text:p text:style-name="P2">spectrum <text:span text:style-name="T5">=</text:span> csv<text:span text:style-name="T5">.</text:span>writer<text:span text:style-name="T5">(</text:span>spectrum_file<text:span text:style-name="T5">)</text:span></text:p>
      <text:p text:style-name="P2">spectrum<text:span text:style-name="T5">.</text:span>writerows<text:span text:style-name="T5">(</text:span>ids<text:span text:style-name="T5">)</text:span></text:p>
      <text:p text:style-name="P2">spectrum_file<text:span text:style-name="T5">.</text:span>close<text:span text:style-name="T5">()</text:span></text:p>
      <text:p text:style-name="P2"><text:span text:style-name="T5"/></text:p>
      <text:p text:style-name="Standard">Making the histogram:</text:p>
      <text:p text:style-name="P2">precise_histogram <text:span text:style-name="T5">=</text:span> <text:span text:style-name="T3">dict</text:span><text:span text:style-name="T5">((</text:span><text:span text:style-name="T15">.05</text:span> <text:span text:style-name="T5">*</text:span> i<text:span text:style-name="T5">,</text:span> <text:span text:style-name="T13">0</text:span><text:span text:style-name="T5">)</text:span> <text:span text:style-name="T1">for</text:span> i <text:span text:style-name="T1">in</text:span> <text:span text:style-name="T3">range</text:span><text:span text:style-name="T5">(</text:span><text:span text:style-name="T13">20</text:span><text:span text:style-name="T5">))</text:span></text:p>
      <text:p text:style-name="P2"><text:span text:style-name="T1">for</text:span> name<text:span text:style-name="T5">,</text:span> fraction_identical <text:span text:style-name="T1">in</text:span> ids<text:span text:style-name="T5">:</text:span></text:p>
      <text:p text:style-name="P3"><text:s text:c="4"/><text:span text:style-name="T9">precise_histogram</text:span><text:span text:style-name="T6">[</text:span><text:span text:style-name="T9">fraction_identical </text:span><text:span text:style-name="T6">-</text:span><text:span text:style-name="T9"> fraction_identical</text:span><text:span text:style-name="T6">%</text:span><text:span text:style-name="T16">.05</text:span><text:span text:style-name="T6">]</text:span><text:span text:style-name="T9"> </text:span><text:span text:style-name="T6">+=</text:span><text:span text:style-name="T9"> </text:span><text:span text:style-name="T14">1</text:span></text:p>
      <text:p text:style-name="P2">histogram_list <text:span text:style-name="T5">=</text:span> sorted<text:span text:style-name="T5">(</text:span>precise_histogram<text:span text:style-name="T5">.</text:span>items<text:span text:style-name="T5">(),</text:span> key<text:span text:style-name="T5">=</text:span><text:span text:style-name="T3">lambda</text:span> x<text:span text:style-name="T5">:</text:span> x<text:span text:style-name="T5">[</text:span><text:span text:style-name="T13">0</text:span><text:span text:style-name="T5">])</text:span></text:p>
      <text:p text:style-name="P2"><text:span text:style-name="T5"/></text:p>
      <text:p text:style-name="Standard">Writing the histogram to a file:</text:p>
      <text:p text:style-name="P2">histogram_file <text:span text:style-name="T5">=</text:span> <text:span text:style-name="T3">open</text:span><text:span text:style-name="T5">(</text:span><text:span text:style-name="T11">'histogram.csv'</text:span><text:span text:style-name="T5">,</text:span> <text:span text:style-name="T11">'wb'</text:span><text:span text:style-name="T5">)</text:span></text:p>
      <text:p text:style-name="P2">histogram_writer <text:span text:style-name="T5">=</text:span> csv<text:span text:style-name="T5">.</text:span>writer<text:span text:style-name="T5">(</text:span>histogram_file<text:span text:style-name="T5">)</text:span></text:p>
      <text:p text:style-name="P2">histogram_writer<text:span text:style-name="T5">.</text:span>writerows<text:span text:style-name="T5">(</text:span>histogram_list<text:span text:style-name="T5">)</text:span></text:p>
      <text:p text:style-name="P7">histogram_file<text:span text:style-name="T5">.</text:span>close<text:span text:style-name="T5">()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Davis</meta:initial-creator>
    <meta:creation-date>2012-12-11T10:57:27</meta:creation-date>
    <meta:generator>OpenOffice.org/3.2$Linux OpenOffice.org_project/320m12$Build-9483</meta:generator>
    <dc:date>2012-12-11T11:54:53</dc:date>
    <dc:creator>Alexander Davis</dc:creator>
    <meta:editing-duration>PT00H57M26S</meta:editing-duration>
    <meta:editing-cycles>31</meta:editing-cycles>
    <meta:document-statistic meta:table-count="0" meta:image-count="0" meta:object-count="0" meta:page-count="3" meta:paragraph-count="104" meta:word-count="674" meta:character-count="5010"/>
  </office:meta>
</office:document-meta>
</file>